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244.94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44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44"/>
    <style:style style:name="ce10" style:family="table-cell" style:parent-style-name="Default" style:data-style-name="N44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44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git-essential-traini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6"/>
        <table:table-column table:style-name="co5" table:default-cell-style-name="ce9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ub.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u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</text:p>
          </table:table-cell>
          <table:table-cell table:number-columns-repeated="1023"/>
        </table:table-row>
        <table:table-row table:style-name="ro2">
          <table:table-cell table:style-name="ce2" table:number-columns-repeated="2"/>
          <table:table-cell table:style-name="ce4" office:value-type="string" calcext:value-type="string">
            <text:p>Git Essential Training</text:p>
          </table:table-cell>
          <table:table-cell table:style-name="ce7" office:value-type="time" office:time-value="PT06H25M57S" calcext:value-type="time">
            <text:p>06:25:57</text:p>
          </table:table-cell>
          <table:table-cell table:style-name="ce10"/>
          <table:table-cell table:style-name="ce4"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---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.</text:p>
          </table:table-cell>
          <table:table-cell table:style-name="ce3"/>
          <table:table-cell table:style-name="ce5" office:value-type="string" calcext:value-type="string">
            <text:p>Introduction</text:p>
          </table:table-cell>
          <table:table-cell table:style-name="ce8" office:value-type="time" office:time-value="PT00H02M46S" calcext:value-type="time">
            <text:p>00:02:46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roduction</text:p>
          </table:table-cell>
          <table:table-cell office:value-type="time" office:time-value="PT00H01M07S" calcext:value-type="time">
            <text:p>00:01: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w to use the exercise files</text:p>
          </table:table-cell>
          <table:table-cell office:value-type="time" office:time-value="PT00H01M39S" calcext:value-type="time">
            <text:p>00:01:3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5" office:value-type="string" calcext:value-type="string">
            <text:p>What is Git?</text:p>
          </table:table-cell>
          <table:table-cell table:style-name="ce8" office:value-type="time" office:time-value="PT00H19M44S" calcext:value-type="time">
            <text:p>00:19:44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derstanding version control</text:p>
          </table:table-cell>
          <table:table-cell office:value-type="time" office:time-value="PT00H04M08S" calcext:value-type="time">
            <text:p>00:04: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he history of Git</text:p>
          </table:table-cell>
          <table:table-cell office:value-type="time" office:time-value="PT00H07M58S" calcext:value-type="time">
            <text:p>00:07:5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out distributed version control</text:p>
          </table:table-cell>
          <table:table-cell office:value-type="time" office:time-value="PT00H05M04S" calcext:value-type="time">
            <text:p>00:05: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ho should use Git?</text:p>
          </table:table-cell>
          <table:table-cell office:value-type="time" office:time-value="PT00H02M34S" calcext:value-type="time">
            <text:p>00:02:3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5" office:value-type="string" calcext:value-type="string">
            <text:p>Installing Git</text:p>
          </table:table-cell>
          <table:table-cell table:style-name="ce8" office:value-type="time" office:time-value="PT00H26M12S" calcext:value-type="time">
            <text:p>00:26:12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lling Git on a Mac</text:p>
          </table:table-cell>
          <table:table-cell office:value-type="time" office:time-value="PT00H03M44S" calcext:value-type="time">
            <text:p>00:03: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lling Git on Windows</text:p>
          </table:table-cell>
          <table:table-cell office:value-type="time" office:time-value="PT00H05M37S" calcext:value-type="time">
            <text:p>00:05:3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lling Git on Linux</text:p>
          </table:table-cell>
          <table:table-cell office:value-type="time" office:time-value="PT00H01M30S" calcext:value-type="time">
            <text:p>00:01:3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nfiguring Git</text:p>
          </table:table-cell>
          <table:table-cell office:value-type="time" office:time-value="PT00H07M29S" calcext:value-type="time">
            <text:p>00:07: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loring Git auto-completion</text:p>
          </table:table-cell>
          <table:table-cell office:value-type="time" office:time-value="PT00H05M35S" calcext:value-type="time">
            <text:p>00:05:3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sing Git help</text:p>
          </table:table-cell>
          <table:table-cell office:value-type="time" office:time-value="PT00H02M17S" calcext:value-type="time">
            <text:p>00:02:17</text:p>
          </table:table-cell>
          <table:table-cell table:formula="of:=SUM([.D13];[.D8];[.D5])" office:value-type="time" office:time-value="PT00H48M42S" calcext:value-type="time">
            <text:p>00:48:42</text:p>
          </table:table-cell>
          <table:table-cell office:value-type="string" calcext:value-type="string">
            <text:p>mon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5" office:value-type="string" calcext:value-type="string">
            <text:p>Getting Started</text:p>
          </table:table-cell>
          <table:table-cell table:style-name="ce8" office:value-type="time" office:time-value="PT00H15M49S" calcext:value-type="time">
            <text:p>00:15:49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itializing a repository</text:p>
          </table:table-cell>
          <table:table-cell office:value-type="time" office:time-value="PT00H01M58S" calcext:value-type="time">
            <text:p>00:01:5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derstanding where Git files are stored</text:p>
          </table:table-cell>
          <table:table-cell office:value-type="time" office:time-value="PT00H02M34S" calcext:value-type="time">
            <text:p>00:02:3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erforming your first commit</text:p>
          </table:table-cell>
          <table:table-cell office:value-type="time" office:time-value="PT00H02M04S" calcext:value-type="time">
            <text:p>00:02: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riting commit messages</text:p>
          </table:table-cell>
          <table:table-cell office:value-type="time" office:time-value="PT00H05M22S" calcext:value-type="time">
            <text:p>00:05: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iewing the commit log</text:p>
          </table:table-cell>
          <table:table-cell office:value-type="time" office:time-value="PT00H03M51S" calcext:value-type="time">
            <text:p>00:03:5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5" office:value-type="string" calcext:value-type="string">
            <text:p>Git Concepts and Architecture</text:p>
          </table:table-cell>
          <table:table-cell table:style-name="ce8" office:value-type="time" office:time-value="PT00H17M44S" calcext:value-type="time">
            <text:p>00:17:44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loring the three-trees architecture</text:p>
          </table:table-cell>
          <table:table-cell office:value-type="time" office:time-value="PT00H03M57S" calcext:value-type="time">
            <text:p>00:03:5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he Git workflow</text:p>
          </table:table-cell>
          <table:table-cell office:value-type="time" office:time-value="PT00H03M15S" calcext:value-type="time">
            <text:p>00:03: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sing hash values (SHA-1)</text:p>
          </table:table-cell>
          <table:table-cell office:value-type="time" office:time-value="PT00H04M07S" calcext:value-type="time">
            <text:p>00:04: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orking with the HEAD pointer</text:p>
          </table:table-cell>
          <table:table-cell office:value-type="time" office:time-value="PT00H06M25S" calcext:value-type="time">
            <text:p>00:06:25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5" office:value-type="string" calcext:value-type="string">
            <text:p>Making Changes to Files</text:p>
          </table:table-cell>
          <table:table-cell table:style-name="ce8" office:value-type="time" office:time-value="PT00H25M52S" calcext:value-type="time">
            <text:p>00:25:52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ding files</text:p>
          </table:table-cell>
          <table:table-cell office:value-type="time" office:time-value="PT00H05M59S" calcext:value-type="time">
            <text:p>00:05:5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diting files</text:p>
          </table:table-cell>
          <table:table-cell office:value-type="time" office:time-value="PT00H03M56S" calcext:value-type="time">
            <text:p>00:03: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iewing changes with diff</text:p>
          </table:table-cell>
          <table:table-cell office:value-type="time" office:time-value="PT00H03M35S" calcext:value-type="time">
            <text:p>00:03:3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iewing only staged changes</text:p>
          </table:table-cell>
          <table:table-cell office:value-type="time" office:time-value="PT00H02M28S" calcext:value-type="time">
            <text:p>00:02: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leting files</text:p>
          </table:table-cell>
          <table:table-cell office:value-type="time" office:time-value="PT00H05M29S" calcext:value-type="time">
            <text:p>00:05: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oving and renaming files</text:p>
          </table:table-cell>
          <table:table-cell office:value-type="time" office:time-value="PT00H04M25S" calcext:value-type="time">
            <text:p>00:04:25</text:p>
          </table:table-cell>
          <table:table-cell table:formula="of:=SUM([.D31];[.D26];[.D20])" office:value-type="time" office:time-value="PT00H59M25S" calcext:value-type="time">
            <text:p>00:59:25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5" office:value-type="string" calcext:value-type="string">
            <text:p>Using Git with a Real Project</text:p>
          </table:table-cell>
          <table:table-cell table:style-name="ce8" office:value-type="time" office:time-value="PT00H19M18S" calcext:value-type="time">
            <text:p>00:19:18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roducing the Explore California web site</text:p>
          </table:table-cell>
          <table:table-cell office:value-type="time" office:time-value="PT00H02M02S" calcext:value-type="time">
            <text:p>00:02: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itializing Git</text:p>
          </table:table-cell>
          <table:table-cell office:value-type="time" office:time-value="PT00H03M48S" calcext:value-type="time">
            <text:p>00:03: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diting the support phone number</text:p>
          </table:table-cell>
          <table:table-cell office:value-type="time" office:time-value="PT00H06M20S" calcext:value-type="time">
            <text:p>00:06: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diting the backpack file name and links</text:p>
          </table:table-cell>
          <table:table-cell office:value-type="time" office:time-value="PT00H07M08S" calcext:value-type="time">
            <text:p>00:07:08</text:p>
          </table:table-cell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5" office:value-type="string" calcext:value-type="string">
            <text:p>Undoing Changes</text:p>
          </table:table-cell>
          <table:table-cell table:style-name="ce8" office:value-type="time" office:time-value="PT00H38M45S" calcext:value-type="time">
            <text:p>00:38:45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doing working directory changes</text:p>
          </table:table-cell>
          <table:table-cell office:value-type="time" office:time-value="PT00H03M49S" calcext:value-type="time">
            <text:p>00:03: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staging files</text:p>
          </table:table-cell>
          <table:table-cell office:value-type="time" office:time-value="PT00H02M37S" calcext:value-type="time">
            <text:p>00:02:3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mending commits</text:p>
          </table:table-cell>
          <table:table-cell office:value-type="time" office:time-value="PT00H04M50S" calcext:value-type="time">
            <text:p>00:04: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etrieving old versions</text:p>
          </table:table-cell>
          <table:table-cell office:value-type="time" office:time-value="PT00H04M07S" calcext:value-type="time">
            <text:p>00:04: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verting a commit</text:p>
          </table:table-cell>
          <table:table-cell office:value-type="time" office:time-value="PT00H03M12S" calcext:value-type="time">
            <text:p>00:03: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sing reset to undo commits</text:p>
          </table:table-cell>
          <table:table-cell office:value-type="time" office:time-value="PT00H03M44S" calcext:value-type="time">
            <text:p>00:03: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emonstrating a soft reset</text:p>
          </table:table-cell>
          <table:table-cell office:value-type="time" office:time-value="PT00H04M08S" calcext:value-type="time">
            <text:p>00:04: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emonstrating a mixed reset</text:p>
          </table:table-cell>
          <table:table-cell office:value-type="time" office:time-value="PT00H04M07S" calcext:value-type="time">
            <text:p>00:04:0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emonstrating a hard reset</text:p>
          </table:table-cell>
          <table:table-cell office:value-type="time" office:time-value="PT00H05M08S" calcext:value-type="time">
            <text:p>00:05: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moving untracked files</text:p>
          </table:table-cell>
          <table:table-cell office:value-type="time" office:time-value="PT00H03M03S" calcext:value-type="time">
            <text:p>00:03:03</text:p>
          </table:table-cell>
          <table:table-cell table:formula="of:=SUM([.D43];[.D38])" office:value-type="time" office:time-value="PT00H58M03S" calcext:value-type="time">
            <text:p>00:58:03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5" office:value-type="string" calcext:value-type="string">
            <text:p>Ignoring Files</text:p>
          </table:table-cell>
          <table:table-cell table:style-name="ce8" office:value-type="time" office:time-value="PT00H27M22S" calcext:value-type="time">
            <text:p>00:27:22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ing .gitignore files</text:p>
          </table:table-cell>
          <table:table-cell office:value-type="time" office:time-value="PT00H08M23S" calcext:value-type="time">
            <text:p>00:08: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derstanding what to ignore</text:p>
          </table:table-cell>
          <table:table-cell office:value-type="time" office:time-value="PT00H04M47S" calcext:value-type="time">
            <text:p>00:04: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gnoring files globally</text:p>
          </table:table-cell>
          <table:table-cell office:value-type="time" office:time-value="PT00H04M49S" calcext:value-type="time">
            <text:p>00:04: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gnoring tracked files</text:p>
          </table:table-cell>
          <table:table-cell office:value-type="time" office:time-value="PT00H05M26S" calcext:value-type="time">
            <text:p>00:05:2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acking empty directories</text:p>
          </table:table-cell>
          <table:table-cell office:value-type="time" office:time-value="PT00H03M57S" calcext:value-type="time">
            <text:p>00:03:57</text:p>
          </table:table-cell>
          <table:table-cell table:number-columns-repeated="102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5" office:value-type="string" calcext:value-type="string">
            <text:p>Navigating the Commit Tree</text:p>
          </table:table-cell>
          <table:table-cell table:style-name="ce8" office:value-type="time" office:time-value="PT00H26M51S" calcext:value-type="time">
            <text:p>00:26:51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ferencing commits</text:p>
          </table:table-cell>
          <table:table-cell office:value-type="time" office:time-value="PT00H04M52S" calcext:value-type="time">
            <text:p>00:04: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loring tree listings</text:p>
          </table:table-cell>
          <table:table-cell office:value-type="time" office:time-value="PT00H03M46S" calcext:value-type="time">
            <text:p>00:03:4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etting more from the commit log</text:p>
          </table:table-cell>
          <table:table-cell office:value-type="time" office:time-value="PT00H07M38S" calcext:value-type="time">
            <text:p>00:07: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iewing commits</text:p>
          </table:table-cell>
          <table:table-cell office:value-type="time" office:time-value="PT00H04M04S" calcext:value-type="time">
            <text:p>00:04: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paring commits</text:p>
          </table:table-cell>
          <table:table-cell office:value-type="time" office:time-value="PT00H06M31S" calcext:value-type="time">
            <text:p>00:06:31</text:p>
          </table:table-cell>
          <table:table-cell table:formula="of:=SUM([.D60];[.D54])" office:value-type="time" office:time-value="PT00H54M13S" calcext:value-type="time">
            <text:p>00:54:13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5" office:value-type="string" calcext:value-type="string">
            <text:p>Branching</text:p>
          </table:table-cell>
          <table:table-cell table:style-name="ce8" office:value-type="time" office:time-value="PT00H39M35S" calcext:value-type="time">
            <text:p>00:39:35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nching overview</text:p>
          </table:table-cell>
          <table:table-cell office:value-type="time" office:time-value="PT00H04M56S" calcext:value-type="time">
            <text:p>00:04: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ewing and creating branches</text:p>
          </table:table-cell>
          <table:table-cell office:value-type="time" office:time-value="PT00H02M57S" calcext:value-type="time">
            <text:p>00:02:5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witching branches</text:p>
          </table:table-cell>
          <table:table-cell office:value-type="time" office:time-value="PT00H02M58S" calcext:value-type="time">
            <text:p>00:02:5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reating and switching branches</text:p>
          </table:table-cell>
          <table:table-cell office:value-type="time" office:time-value="PT00H04M53S" calcext:value-type="time">
            <text:p>00:04: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witching branches with uncommitted changes</text:p>
          </table:table-cell>
          <table:table-cell office:value-type="time" office:time-value="PT00H03M26S" calcext:value-type="time">
            <text:p>00:03:2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mparing branches</text:p>
          </table:table-cell>
          <table:table-cell office:value-type="time" office:time-value="PT00H04M28S" calcext:value-type="time">
            <text:p>00:04: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enaming branches</text:p>
          </table:table-cell>
          <table:table-cell office:value-type="time" office:time-value="PT00H02M28S" calcext:value-type="time">
            <text:p>00:02: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eleting branches</text:p>
          </table:table-cell>
          <table:table-cell office:value-type="time" office:time-value="PT00H04M18S" calcext:value-type="time">
            <text:p>00:04: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nfiguring the command prompt to show the branch</text:p>
          </table:table-cell>
          <table:table-cell office:value-type="time" office:time-value="PT00H09M11S" calcext:value-type="time">
            <text:p>00:09:11</text:p>
          </table:table-cell>
          <table:table-cell table:formula="of:=SUM([.D66])" office:value-type="time" office:time-value="PT00H39M35S" calcext:value-type="time">
            <text:p>00:39:35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5" office:value-type="string" calcext:value-type="string">
            <text:p>Merging Branches</text:p>
          </table:table-cell>
          <table:table-cell table:style-name="ce8" office:value-type="time" office:time-value="PT00H28M32S" calcext:value-type="time">
            <text:p>00:28:32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rging code</text:p>
          </table:table-cell>
          <table:table-cell office:value-type="time" office:time-value="PT00H03M11S" calcext:value-type="time">
            <text:p>00:03:1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ing fast-forward merge vs. true merge</text:p>
          </table:table-cell>
          <table:table-cell office:value-type="time" office:time-value="PT00H06M49S" calcext:value-type="time">
            <text:p>00:06: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rging conflicts</text:p>
          </table:table-cell>
          <table:table-cell office:value-type="time" office:time-value="PT00H07M26S" calcext:value-type="time">
            <text:p>00:07:2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esolving merge conflicts</text:p>
          </table:table-cell>
          <table:table-cell office:value-type="time" office:time-value="PT00H07M05S" calcext:value-type="time">
            <text:p>00:07: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loring strategies to reduce merge conflicts</text:p>
          </table:table-cell>
          <table:table-cell office:value-type="time" office:time-value="PT00H04M01S" calcext:value-type="time">
            <text:p>00:04:01</text:p>
          </table:table-cell>
          <table:table-cell table:number-columns-repeated="102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5" office:value-type="string" calcext:value-type="string">
            <text:p>Stashing Changes</text:p>
          </table:table-cell>
          <table:table-cell table:style-name="ce8" office:value-type="time" office:time-value="PT00H14M34S" calcext:value-type="time">
            <text:p>00:14:34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ving changes in the stash</text:p>
          </table:table-cell>
          <table:table-cell office:value-type="time" office:time-value="PT00H04M05S" calcext:value-type="time">
            <text:p>00:04: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ewing stashed changes</text:p>
          </table:table-cell>
          <table:table-cell office:value-type="time" office:time-value="PT00H02M39S" calcext:value-type="time">
            <text:p>00:02:3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trieving stashed changes</text:p>
          </table:table-cell>
          <table:table-cell office:value-type="time" office:time-value="PT00H04M24S" calcext:value-type="time">
            <text:p>00:04: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leting stashed changes</text:p>
          </table:table-cell>
          <table:table-cell office:value-type="time" office:time-value="PT00H03M26S" calcext:value-type="time">
            <text:p>00:03:26</text:p>
          </table:table-cell>
          <table:table-cell table:formula="of:=SUM([.D82];[.D76])" office:value-type="time" office:time-value="PT00H43M06S" calcext:value-type="time">
            <text:p>00:43:06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5" office:value-type="string" calcext:value-type="string">
            <text:p>Remotes</text:p>
          </table:table-cell>
          <table:table-cell table:style-name="ce8" office:value-type="time" office:time-value="PT01H05M35S" calcext:value-type="time">
            <text:p>01:05:35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ing local and remote repositories</text:p>
          </table:table-cell>
          <table:table-cell office:value-type="time" office:time-value="PT00H06M38S" calcext:value-type="time">
            <text:p>00:06: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tting up a GitHub account</text:p>
          </table:table-cell>
          <table:table-cell office:value-type="time" office:time-value="PT00H05M39S" calcext:value-type="time">
            <text:p>00:05:3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dding a remote repository</text:p>
          </table:table-cell>
          <table:table-cell office:value-type="time" office:time-value="PT00H04M00S" calcext:value-type="time">
            <text:p>00:04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reating a remote branch</text:p>
          </table:table-cell>
          <table:table-cell office:value-type="time" office:time-value="PT00H04M03S" calcext:value-type="time">
            <text:p>00:04: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loning a remote repository</text:p>
          </table:table-cell>
          <table:table-cell office:value-type="time" office:time-value="PT00H04M26S" calcext:value-type="time">
            <text:p>00:04:2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racking remote branches</text:p>
          </table:table-cell>
          <table:table-cell office:value-type="time" office:time-value="PT00H04M05S" calcext:value-type="time">
            <text:p>00:04: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ushing changes to a remote repository</text:p>
          </table:table-cell>
          <table:table-cell office:value-type="time" office:time-value="PT00H05M08S" calcext:value-type="time">
            <text:p>00:05: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etching changes from a remote repository</text:p>
          </table:table-cell>
          <table:table-cell office:value-type="time" office:time-value="PT00H05M47S" calcext:value-type="time">
            <text:p>00:05: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erging in fetched changes</text:p>
          </table:table-cell>
          <table:table-cell office:value-type="time" office:time-value="PT00H04M50S" calcext:value-type="time">
            <text:p>00:04: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hecking out remote branches</text:p>
          </table:table-cell>
          <table:table-cell office:value-type="time" office:time-value="PT00H03M22S" calcext:value-type="time">
            <text:p>00:03: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ushing to an updated remote branch</text:p>
          </table:table-cell>
          <table:table-cell office:value-type="time" office:time-value="PT00H02M06S" calcext:value-type="time">
            <text:p>00:02: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eleting a remote branch</text:p>
          </table:table-cell>
          <table:table-cell office:value-type="time" office:time-value="PT00H03M08S" calcext:value-type="time">
            <text:p>00:03: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nabling collaboration</text:p>
          </table:table-cell>
          <table:table-cell office:value-type="time" office:time-value="PT00H03M40S" calcext:value-type="time">
            <text:p>00:03: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 collaboration workflow</text:p>
          </table:table-cell>
          <table:table-cell office:value-type="time" office:time-value="PT00H08M43S" calcext:value-type="time">
            <text:p>00:08:43</text:p>
          </table:table-cell>
          <table:table-cell table:formula="of:=SUM([.D87])" office:value-type="time" office:time-value="PT01H05M35S" calcext:value-type="time">
            <text:p>01:05:35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5" office:value-type="string" calcext:value-type="string">
            <text:p>Tools and Next Steps</text:p>
          </table:table-cell>
          <table:table-cell table:style-name="ce8" office:value-type="time" office:time-value="PT00H16M23S" calcext:value-type="time">
            <text:p>00:16:23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tting up aliases for common commands</text:p>
          </table:table-cell>
          <table:table-cell office:value-type="time" office:time-value="PT00H05M14S" calcext:value-type="time">
            <text:p>00:05: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ing SSH keys for remote login</text:p>
          </table:table-cell>
          <table:table-cell office:value-type="time" office:time-value="PT00H02M56S" calcext:value-type="time">
            <text:p>00:02: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xploring integrated development environments</text:p>
          </table:table-cell>
          <table:table-cell office:value-type="time" office:time-value="PT00H01M04S" calcext:value-type="time">
            <text:p>00:01: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loring graphical user interfaces</text:p>
          </table:table-cell>
          <table:table-cell office:value-type="time" office:time-value="PT00H04M32S" calcext:value-type="time">
            <text:p>00:04: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nderstanding Git hosting</text:p>
          </table:table-cell>
          <table:table-cell office:value-type="time" office:time-value="PT00H02M37S" calcext:value-type="time">
            <text:p>00:02:3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.</text:p>
          </table:table-cell>
          <table:table-cell table:style-name="ce3"/>
          <table:table-cell table:style-name="ce5" office:value-type="string" calcext:value-type="string">
            <text:p>Conclusion</text:p>
          </table:table-cell>
          <table:table-cell table:style-name="ce8" office:value-type="time" office:time-value="PT00H00M55S" calcext:value-type="time">
            <text:p>00:00:55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odbye</text:p>
          </table:table-cell>
          <table:table-cell office:value-type="time" office:time-value="PT00H00M55S" calcext:value-type="time">
            <text:p>00:00:55</text:p>
          </table:table-cell>
          <table:table-cell table:formula="of:=SUM([.D108];[.D102])" office:value-type="time" office:time-value="PT00H17M18S" calcext:value-type="time">
            <text:p>00:17:18</text:p>
          </table:table-cell>
          <table:table-cell table:number-columns-repeated="1019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0-10T21:05:42.212954613</dc:date>
    <meta:editing-duration>PT3H29M22S</meta:editing-duration>
    <meta:editing-cycles>2</meta:editing-cycles>
    <meta:document-statistic meta:table-count="1" meta:cell-count="332" meta:object-count="0"/>
  </office:meta>
</office:document-meta>
</file>